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7085-08-06" calcext:value-type="date">
            <text:p>06/08/85</text:p>
          </table:table-cell>
          <table:table-cell table:style-name="ce5" table:formula="of:=SUM([.B3:.B361])" office:value-type="float" office:value="79.8333333333333" calcext:value-type="float">
            <text:p>79.8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4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table:number-columns-repeated="5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2:58:53.174014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1-05T18:40:14.236414599</dc:date>
    <meta:editing-duration>P20DT2H8M58S</meta:editing-duration>
    <meta:editing-cycles>431</meta:editing-cycles>
    <meta:generator>LibreOffice/4.2.8.2$Linux_X86_64 LibreOffice_project/420m0$Build-2</meta:generator>
    <meta:document-statistic meta:table-count="1" meta:cell-count="263" meta:object-count="0"/>
  </office:meta>
</office:document-meta>
</file>